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0.381cm"/>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Arrow">
      <style:graphic-properties draw:textarea-vertical-align="middle"/>
    </style:style>
    <style:style style:name="gr5" style:family="graphic" style:parent-style-name="Arrow">
      <style:graphic-properties draw:textarea-vertical-align="middle" draw:fit-to-size="shrink-to-fit"/>
    </style:style>
    <style:style style:name="gr6" style:family="graphic" style:parent-style-name="objectwithoutfill">
      <style:graphic-properties draw:fill="none" draw:textarea-vertical-align="middle"/>
    </style:style>
    <style:style style:name="gr7" style:family="graphic" style:parent-style-name="Arrow">
      <style:graphic-properties draw:textarea-vertical-align="middle" draw:fit-to-contour="true"/>
    </style:style>
    <style:style style:name="gr8" style:family="graphic" style:parent-style-name="standard">
      <style:graphic-properties draw:stroke="none" svg:stroke-color="#000000" draw:fill="none" draw:fill-color="#ffffff" fo:min-height="0.131cm"/>
    </style:style>
    <style:style style:name="P1" style:family="paragraph">
      <style:paragraph-properties fo:text-align="center"/>
    </style:style>
    <style:style style:name="P2" style:family="paragraph">
      <style:text-properties fo:font-size="6pt" style:font-size-asian="6pt" style:font-size-complex="6pt"/>
    </style:style>
    <style:style style:name="P3" style:family="paragraph">
      <style:text-properties fo:font-size="9pt" style:font-size-asian="9pt" style:font-size-complex="9pt"/>
    </style:style>
    <style:style style:name="T1" style:family="text">
      <style:text-properties fo:font-size="6pt" style:font-size-asian="6pt" style:font-size-complex="6pt"/>
    </style:style>
    <style:style style:name="T2"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048cm" svg:height="0.889cm" svg:x="5.064cm" svg:y="4.429cm">
          <text:p text:style-name="P1">Socket</text:p>
          <draw:enhanced-geometry svg:viewBox="0 0 21600 21600" draw:type="rectangle" draw:enhanced-path="M 0 0 L 21600 0 21600 21600 0 21600 0 0 Z N"/>
        </draw:custom-shape>
        <draw:custom-shape draw:style-name="gr1" draw:text-style-name="P1" draw:layer="layout" svg:width="3.683cm" svg:height="0.889cm" svg:x="9.89cm" svg:y="7.985cm">
          <text:p text:style-name="P1">TaskManager</text:p>
          <draw:enhanced-geometry svg:viewBox="0 0 21600 21600" draw:type="rectangle" draw:enhanced-path="M 0 0 L 21600 0 21600 21600 0 21600 0 0 Z N"/>
        </draw:custom-shape>
        <draw:frame draw:style-name="gr2" draw:text-style-name="P2" draw:layer="layout" svg:width="2.413cm" svg:height="0.631cm" svg:x="4.81cm" svg:y="5.195cm">
          <draw:text-box>
            <text:p text:style-name="P2"><text:span text:style-name="T1">ITaskProvider</text:span></text:p>
          </draw:text-box>
        </draw:frame>
        <draw:frame draw:style-name="gr2" draw:text-style-name="P2" draw:layer="layout" svg:width="2.413cm" svg:height="0.631cm" svg:x="9.636cm" svg:y="8.751cm">
          <draw:text-box>
            <text:p text:style-name="P2"><text:span text:style-name="T1">ITaskListener</text:span></text:p>
          </draw:text-box>
        </draw:frame>
        <draw:custom-shape draw:style-name="gr3" draw:text-style-name="P1" draw:layer="layout" svg:width="4.318cm" svg:height="1.524cm" svg:x="4.429cm" svg:y="1.254cm">
          <text:p text:style-name="P1">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1" draw:layer="layout" svg:x1="6.461cm" svg:y1="2.778cm" svg:x2="6.461cm" svg:y2="4.429cm">
          <text:p/>
        </draw:line>
        <draw:line draw:style-name="gr5" draw:text-style-name="P1" draw:layer="layout" svg:x1="7.35cm" svg:y1="5.318cm" svg:x2="11.414cm" svg:y2="7.985cm">
          <text:p/>
        </draw:line>
        <draw:custom-shape draw:style-name="gr1" draw:text-style-name="P1" draw:layer="layout" svg:width="2.413cm" svg:height="0.762cm" svg:x="6.207cm" svg:y="11.033cm">
          <text:p text:style-name="P1">Task</text:p>
          <draw:enhanced-geometry svg:viewBox="0 0 21600 21600" draw:type="rectangle" draw:enhanced-path="M 0 0 L 21600 0 21600 21600 0 21600 0 0 Z N"/>
        </draw:custom-shape>
        <draw:custom-shape draw:style-name="gr1" draw:text-style-name="P1" draw:layer="layout" svg:width="2.667cm" svg:height="0.762cm" svg:x="6.08cm" svg:y="12.049cm">
          <text:p text:style-name="P1">TaskThread</text:p>
          <draw:enhanced-geometry svg:viewBox="0 0 21600 21600" draw:type="rectangle" draw:enhanced-path="M 0 0 L 21600 0 21600 21600 0 21600 0 0 Z N"/>
        </draw:custom-shape>
        <draw:line draw:style-name="gr6" draw:text-style-name="P1" draw:layer="layout" svg:x1="7.35cm" svg:y1="11.795cm" svg:x2="7.35cm" svg:y2="12.049cm">
          <text:p/>
        </draw:line>
        <draw:custom-shape draw:style-name="gr1" draw:text-style-name="P1" draw:layer="layout" svg:width="3.175cm" svg:height="1.016cm" svg:x="2.651cm" svg:y="14.335cm">
          <text:p text:style-name="P1">Renderer</text:p>
          <draw:enhanced-geometry svg:viewBox="0 0 21600 21600" draw:type="rectangle" draw:enhanced-path="M 0 0 L 21600 0 21600 21600 0 21600 0 0 Z N"/>
        </draw:custom-shape>
        <draw:path draw:style-name="gr7" draw:text-style-name="P1" draw:layer="layout" svg:width="1.023cm" svg:height="0.546cm" draw:transform="skewX (0.0254818070791172) rotate (1.69488923661169) translate (8.74605066138484cm 12.4300939199558cm)" svg:viewBox="0 0 1024 547" svg:d="m0 1c0 0 76 520 287 546 111 2 324-55 475-196s241-365 262-350">
          <text:p text:style-name="P1"><text:span text:style-name="T2"/></text:p>
          <text:p text:style-name="P1"><text:span text:style-name="T2"/></text:p>
        </draw:path>
        <draw:frame draw:style-name="gr8" draw:text-style-name="P3" draw:layer="layout" svg:width="3.302cm" svg:height="0.497cm" svg:x="9.128cm" svg:y="11.814cm">
          <draw:text-box>
            <text:p text:style-name="P3"><text:span text:style-name="T1">OnThreadCompleted (6)</text:span></text:p>
          </draw:text-box>
        </draw:frame>
        <draw:frame draw:style-name="gr8" draw:text-style-name="P3" draw:layer="layout" svg:width="2.794cm" svg:height="0.497cm" svg:x="9.509cm" svg:y="6.334cm">
          <draw:text-box>
            <text:p text:style-name="P3"><text:span text:style-name="T1">onNewTask (2)</text:span></text:p>
          </draw:text-box>
        </draw:frame>
        <draw:line draw:style-name="gr4" draw:text-style-name="P1" draw:layer="layout" svg:x1="7.35cm" svg:y1="12.811cm" svg:x2="7.35cm" svg:y2="14.335cm">
          <text:p/>
        </draw:line>
        <draw:line draw:style-name="gr4" draw:text-style-name="P1" draw:layer="layout" svg:x1="7.35cm" svg:y1="11.033cm" svg:x2="9.89cm" svg:y2="8.493cm">
          <text:p/>
        </draw:line>
        <draw:frame draw:style-name="gr8" draw:text-style-name="P3" draw:layer="layout" svg:width="3.048cm" svg:height="0.497cm" svg:x="5.699cm" svg:y="9.636cm">
          <draw:text-box>
            <text:p text:style-name="P3"><text:span text:style-name="T1">OnTaskCompleted (7)</text:span></text:p>
          </draw:text-box>
        </draw:frame>
        <draw:frame draw:style-name="gr8" draw:text-style-name="P3" draw:layer="layout" svg:width="2.794cm" svg:height="0.743cm" svg:x="6.334cm" svg:y="3.17cm">
          <draw:text-box>
            <text:p text:style-name="P3"><text:span text:style-name="T1">readPacket Packet_NewTask (1)</text:span></text:p>
          </draw:text-box>
        </draw:frame>
        <draw:custom-shape draw:style-name="gr1" draw:text-style-name="P1" draw:layer="layout" svg:width="1.905cm" svg:height="0.635cm" svg:x="10.906cm" svg:y="10.271cm">
          <text:p text:style-name="P1">Scene</text:p>
          <draw:enhanced-geometry svg:viewBox="0 0 21600 21600" draw:type="rectangle" draw:enhanced-path="M 0 0 L 21600 0 21600 21600 0 21600 0 0 Z N"/>
        </draw:custom-shape>
        <draw:line draw:style-name="gr4" draw:text-style-name="P1" draw:layer="layout" svg:x1="11.668cm" svg:y1="8.874cm" svg:x2="11.668cm" svg:y2="10.271cm">
          <text:p/>
        </draw:line>
        <draw:path draw:style-name="gr4" draw:text-style-name="P1" draw:layer="layout" svg:width="4.016cm" svg:height="0.881cm" draw:transform="rotate (-2.62253173404668) translate (11.668cm 9.382cm)" svg:viewBox="0 0 4017 882" svg:d="m0 0c0 0 2003 891 2568 882 509-8 1449-489 1449-489">
          <text:p/>
        </draw:path>
        <draw:frame draw:style-name="gr8" draw:text-style-name="P3" draw:layer="layout" svg:width="2.794cm" svg:height="0.497cm" svg:x="11.668cm" svg:y="9.52cm">
          <draw:text-box>
            <text:p text:style-name="P3"><text:span text:style-name="T1">SceneFactory() (3)</text:span></text:p>
          </draw:text-box>
        </draw:frame>
        <draw:frame draw:style-name="gr8" draw:text-style-name="P3" draw:layer="layout" svg:width="2.794cm" svg:height="0.497cm" svg:x="8.747cm" svg:y="9.774cm">
          <draw:text-box>
            <text:p text:style-name="P3"><text:span text:style-name="T1">new Task(scene) (4)</text:span></text:p>
          </draw:text-box>
        </draw:frame>
        <draw:frame draw:style-name="gr8" draw:text-style-name="P3" draw:layer="layout" svg:width="2.794cm" svg:height="0.743cm" svg:x="7.223cm" svg:y="13.065cm">
          <draw:text-box>
            <text:p text:style-name="P3"><text:span text:style-name="T1">new Renderer()</text:span></text:p>
            <text:p text:style-name="P3"><text:span text:style-name="T1">render() (5)</text:span></text:p>
          </draw:text-box>
        </draw:frame>
        <draw:line draw:style-name="gr4" draw:text-style-name="P1" draw:layer="layout" svg:x1="9.89cm" svg:y1="8.239cm" svg:x2="6.588cm" svg:y2="5.318cm">
          <text:p/>
        </draw:line>
        <draw:frame draw:style-name="gr8" draw:text-style-name="P3" draw:layer="layout" svg:width="2.794cm" svg:height="0.497cm" svg:x="5.699cm" svg:y="6.853cm">
          <draw:text-box>
            <text:p text:style-name="P3"><text:span text:style-name="T1">onTaskCompleted (8)</text:span></text:p>
          </draw:text-box>
        </draw:frame>
        <draw:line draw:style-name="gr4" draw:text-style-name="P1" draw:layer="layout" svg:x1="5.953cm" svg:y1="4.429cm" svg:x2="5.953cm" svg:y2="2.651cm">
          <text:p/>
        </draw:line>
        <draw:frame draw:style-name="gr8" draw:text-style-name="P3" draw:layer="layout" svg:width="3.556cm" svg:height="0.497cm" svg:x="2.905cm" svg:y="3.305cm">
          <draw:text-box>
            <text:p text:style-name="P3"><text:span text:style-name="T1">Packet_RenderedData (9)</text:span></text:p>
          </draw:text-box>
        </draw:frame>
        <draw:custom-shape draw:style-name="gr1" draw:text-style-name="P1" draw:layer="layout" svg:width="3.175cm" svg:height="1.016cm" svg:x="6.08cm" svg:y="14.335cm">
          <text:p text:style-name="P1">Renderer</text:p>
          <draw:enhanced-geometry svg:viewBox="0 0 21600 21600" draw:type="rectangle" draw:enhanced-path="M 0 0 L 21600 0 21600 21600 0 21600 0 0 Z N"/>
        </draw:custom-shape>
        <draw:custom-shape draw:style-name="gr1" draw:text-style-name="P1" draw:layer="layout" svg:width="3.175cm" svg:height="1.016cm" svg:x="9.509cm" svg:y="14.335cm">
          <text:p text:style-name="P1">Renderer</text:p>
          <draw:enhanced-geometry svg:viewBox="0 0 21600 21600" draw:type="rectangle" draw:enhanced-path="M 0 0 L 21600 0 21600 21600 0 21600 0 0 Z N"/>
        </draw:custom-shape>
        <draw:line draw:style-name="gr4" draw:text-style-name="P1" draw:layer="layout" svg:x1="7.35cm" svg:y1="13.7cm" svg:x2="5.064cm" svg:y2="14.335cm">
          <text:p/>
        </draw:line>
        <draw:line draw:style-name="gr4" draw:text-style-name="P1" draw:layer="layout" svg:x1="7.35cm" svg:y1="13.7cm" svg:x2="10.652cm" svg:y2="14.33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style-name="Book"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305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mall" style:family="graphic" style:parent-style-name="standard">
      <style:paragraph-properties>
        <style:tab-stops/>
      </style:paragraph-properties>
      <style:text-properties fo:font-size="9pt"/>
    </style:style>
    <style:style style:name="Arrow" style:family="graphic" style:parent-style-name="objectwithoutfill">
      <style:graphic-properties draw:marker-end="Arrow"/>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12T15:07:17</meta:creation-date>
    <dc:date>2012-02-12T15:35:43</dc:date>
    <meta:editing-duration>PT12M6S</meta:editing-duration>
    <meta:editing-cycles>1</meta:editing-cycles>
    <meta:document-statistic meta:object-count="32"/>
    <meta:generator>LibreOffice/3.4$Linux LibreOffice_project/340m1$Build-502</meta:generator>
  </office:meta>
</office:document-meta>
</file>